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3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4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2.75cm" fo:min-width="1.5cm"/>
    </style:style>
    <style:style style:name="gr11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12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-color="#333333"/>
      <style:paragraph-properties fo:text-align="center"/>
    </style:style>
    <style:style style:name="P8" style:family="paragraph">
      <loext:graphic-properties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2cm" svg:x2="2.25cm" svg:y2="3.52cm">
          <text:p/>
        </draw:line>
        <draw:line draw:style-name="gr5" draw:text-style-name="P5" draw:layer="layout" svg:x1="0.25cm" svg:y1="2.02cm" svg:x2="2.25cm" svg:y2="2.02cm">
          <text:p/>
        </draw:line>
        <draw:path draw:style-name="gr6" draw:text-style-name="P5" draw:layer="layout" svg:width="0.999cm" svg:height="0.999cm" draw:transform="rotate (1.5707963267949) translate (0.25cm 5.27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7cm)" svg:viewBox="0 0 1000 1000" svg:d="M1000 0c-1000 0-1000 1000-1000 1000">
          <text:p/>
        </draw:path>
        <draw:line draw:style-name="gr7" draw:text-style-name="P5" draw:layer="layout" svg:x1="0.75cm" svg:y1="2.27cm" svg:x2="1.75cm" svg:y2="3.27cm">
          <text:p/>
        </draw:line>
        <draw:line draw:style-name="gr7" draw:text-style-name="P5" draw:layer="layout" svg:x1="0.75cm" svg:y1="3.27cm" svg:x2="1.75cm" svg:y2="2.27cm">
          <text:p/>
        </draw:line>
        <draw:custom-shape draw:style-name="gr2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0.75cm" svg:y="0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5cm" svg:y1="0.77cm" svg:x2="1.75cm" svg:y2="1.77cm">
          <text:p/>
        </draw:line>
        <draw:path draw:style-name="gr6" draw:text-style-name="P5" draw:layer="layout" svg:width="0.999cm" svg:height="0.999cm" draw:transform="rotate (1.5707963267949) translate (0.25cm 1.27cm)" svg:viewBox="0 0 1000 1000" svg:d="M0 0c1000 0 1000 1000 1000 1000">
          <text:p/>
        </draw:path>
        <draw:line draw:style-name="gr9" draw:text-style-name="P5" draw:layer="layout" svg:x1="0.75cm" svg:y1="1.77cm" svg:x2="1.75cm" svg:y2="0.77cm">
          <text:p/>
        </draw:line>
        <draw:line draw:style-name="gr5" draw:text-style-name="P5" draw:layer="layout" svg:x1="0.25cm" svg:y1="2.02cm" svg:x2="2.25cm" svg:y2="2.02cm">
          <text:p/>
        </draw:line>
        <draw:path draw:style-name="gr6" draw:text-style-name="P5" draw:layer="layout" svg:width="0.999cm" svg:height="0.999cm" svg:x="1.25cm" svg:y="0.27cm" svg:viewBox="0 0 1000 1000" svg:d="M0 0c1000 0 1000 1000 1000 1000">
          <text:p/>
        </draw:path>
        <draw:custom-shape draw:style-name="gr10" draw:text-style-name="P2" draw:layer="layout" svg:width="2cm" svg:height="3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cm" svg:x2="2.25cm" svg:y2="3.5cm">
          <text:p/>
        </draw:line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draw:transform="rotate (1.5707963267949) translate (0.25cm 5.25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5cm)" svg:viewBox="0 0 1000 1000" svg:d="M1000 0c-1000 0-1000 1000-1000 1000">
          <text:p/>
        </draw:path>
        <draw:custom-shape draw:style-name="gr2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svg:x="1.25cm" svg:y="0.25cm" svg:viewBox="0 0 1000 1000" svg:d="M0 0c1000 0 1000 1000 1000 1000">
          <text:p/>
        </draw:path>
        <draw:line draw:style-name="gr5" draw:text-style-name="P5" draw:layer="layout" svg:x1="0.25cm" svg:y1="1.25cm" svg:x2="0.25cm" svg:y2="4.25cm">
          <text:p/>
        </draw:line>
        <draw:line draw:style-name="gr5" draw:text-style-name="P5" draw:layer="layout" svg:x1="2.25cm" svg:y1="1.25cm" svg:x2="2.25cm" svg:y2="4.25cm">
          <text:p/>
        </draw:line>
        <draw:custom-shape draw:style-name="gr11" draw:text-style-name="P7" draw:layer="layout" svg:width="1.001cm" svg:height="1.001cm" svg:x="0.749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49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749cm" svg:y1="0.77cm" svg:x2="1.749cm" svg:y2="1.77cm">
          <text:p/>
        </draw:line>
        <draw:line draw:style-name="gr7" draw:text-style-name="P5" draw:layer="layout" svg:x1="0.749cm" svg:y1="1.77cm" svg:x2="1.749cm" svg:y2="0.77cm">
          <text:p/>
        </draw:line>
        <draw:custom-shape draw:style-name="gr4" draw:text-style-name="P4" draw:layer="layout" svg:width="1.001cm" svg:height="1.001cm" svg:x="0.749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749cm" svg:y1="0.75cm" svg:x2="1.749cm" svg:y2="1.75cm">
          <text:p/>
        </draw:line>
        <draw:line draw:style-name="gr7" draw:text-style-name="P5" draw:layer="layout" svg:x1="0.749cm" svg:y1="1.75cm" svg:x2="1.749cm" svg:y2="0.75cm">
          <text:p/>
        </draw:line>
        <draw:custom-shape draw:style-name="gr12" draw:text-style-name="P8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1cm" svg:y="2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cm" svg:x2="2.25cm" svg:y2="3.5cm">
          <text:p/>
        </draw:line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draw:transform="rotate (1.5707963267949) translate (0.25cm 5.25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5cm)" svg:viewBox="0 0 1000 1000" svg:d="M1000 0c-1000 0-1000 1000-1000 1000">
          <text:p/>
        </draw:path>
        <draw:line draw:style-name="gr7" draw:text-style-name="P5" draw:layer="layout" svg:x1="0.75cm" svg:y1="2.25cm" svg:x2="1.75cm" svg:y2="3.25cm">
          <text:p/>
        </draw:line>
        <draw:line draw:style-name="gr7" draw:text-style-name="P5" draw:layer="layout" svg:x1="0.75cm" svg:y1="3.25cm" svg:x2="1.75cm" svg:y2="2.25cm">
          <text:p/>
        </draw:line>
        <draw:custom-shape draw:style-name="gr2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5cm" svg:y1="0.75cm" svg:x2="1.75cm" svg:y2="1.75cm">
          <text:p/>
        </draw:line>
        <draw:path draw:style-name="gr6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line draw:style-name="gr9" draw:text-style-name="P5" draw:layer="layout" svg:x1="0.75cm" svg:y1="1.75cm" svg:x2="1.75cm" svg:y2="0.75cm">
          <text:p/>
        </draw:line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svg:x="1.25cm" svg:y="0.25cm" svg:viewBox="0 0 1000 1000" svg:d="M0 0c1000 0 1000 1000 1000 1000">
          <text:p/>
        </draw:path>
        <draw:custom-shape draw:style-name="gr10" draw:text-style-name="P2" draw:layer="layout" svg:width="2cm" svg:height="3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48cm" svg:x2="2.25cm" svg:y2="3.48cm">
          <text:p/>
        </draw:line>
        <draw:line draw:style-name="gr5" draw:text-style-name="P5" draw:layer="layout" svg:x1="0.25cm" svg:y1="1.98cm" svg:x2="2.25cm" svg:y2="1.98cm">
          <text:p/>
        </draw:line>
        <draw:path draw:style-name="gr6" draw:text-style-name="P5" draw:layer="layout" svg:width="0.999cm" svg:height="0.999cm" draw:transform="rotate (1.5707963267949) translate (0.25cm 5.23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3cm)" svg:viewBox="0 0 1000 1000" svg:d="M1000 0c-1000 0-1000 1000-1000 1000">
          <text:p/>
        </draw:path>
        <draw:custom-shape draw:style-name="gr2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0.25cm 1.23cm)" svg:viewBox="0 0 1000 1000" svg:d="M0 0c1000 0 1000 1000 1000 1000">
          <text:p/>
        </draw:path>
        <draw:line draw:style-name="gr5" draw:text-style-name="P5" draw:layer="layout" svg:x1="0.25cm" svg:y1="1.98cm" svg:x2="2.25cm" svg:y2="1.98cm">
          <text:p/>
        </draw:line>
        <draw:path draw:style-name="gr6" draw:text-style-name="P5" draw:layer="layout" svg:width="0.999cm" svg:height="0.999cm" svg:x="1.25cm" svg:y="0.23cm" svg:viewBox="0 0 1000 1000" svg:d="M0 0c1000 0 1000 1000 1000 1000">
          <text:p/>
        </draw:path>
        <draw:line draw:style-name="gr5" draw:text-style-name="P5" draw:layer="layout" svg:x1="0.25cm" svg:y1="1.23cm" svg:x2="0.25cm" svg:y2="4.23cm">
          <text:p/>
        </draw:line>
        <draw:line draw:style-name="gr5" draw:text-style-name="P5" draw:layer="layout" svg:x1="2.25cm" svg:y1="1.23cm" svg:x2="2.25cm" svg:y2="4.23cm">
          <text:p/>
        </draw:line>
        <draw:custom-shape draw:style-name="gr11" draw:text-style-name="P7" draw:layer="layout" svg:width="1.001cm" svg:height="1.001cm" svg:x="0.749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49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749cm" svg:y1="0.75cm" svg:x2="1.749cm" svg:y2="1.75cm">
          <text:p/>
        </draw:line>
        <draw:line draw:style-name="gr7" draw:text-style-name="P5" draw:layer="layout" svg:x1="0.749cm" svg:y1="1.75cm" svg:x2="1.749cm" svg:y2="0.75cm">
          <text:p/>
        </draw:line>
        <draw:custom-shape draw:style-name="gr4" draw:text-style-name="P4" draw:layer="layout" svg:width="1.001cm" svg:height="1.001cm" svg:x="0.749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749cm" svg:y1="0.73cm" svg:x2="1.749cm" svg:y2="1.73cm">
          <text:p/>
        </draw:line>
        <draw:line draw:style-name="gr7" draw:text-style-name="P5" draw:layer="layout" svg:x1="0.749cm" svg:y1="1.73cm" svg:x2="1.749cm" svg:y2="0.73cm">
          <text:p/>
        </draw:line>
        <draw:custom-shape draw:style-name="gr12" draw:text-style-name="P8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1:40:28.120000000</dc:date>
    <meta:editing-duration>PT16M10S</meta:editing-duration>
    <meta:editing-cycles>73</meta:editing-cycles>
    <meta:generator>LibreOffice/7.5.0.3$Windows_X86_64 LibreOffice_project/c21113d003cd3efa8c53188764377a8272d9d6de</meta:generator>
    <meta:document-statistic meta:object-count="78"/>
  </office:meta>
</office:document-meta>
</file>